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PAGothic" svg:font-family="IPAGothic" style:font-family-generic="modern" style:font-pitch="fixed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1364*"/>
    </style:style>
    <style:style style:name="Table1.B" style:family="table-column">
      <style:table-column-properties style:column-width="4.089cm" style:rel-column-width="2318*"/>
    </style:style>
    <style:style style:name="Table1.C" style:family="table-column">
      <style:table-column-properties style:column-width="3.392cm" style:rel-column-width="1923*"/>
    </style:style>
    <style:style style:name="Table1.D" style:family="table-column">
      <style:table-column-properties style:column-width="2.309cm" style:rel-column-width="1309*"/>
    </style:style>
    <style:style style:name="Table1.F" style:family="table-column">
      <style:table-column-properties style:column-width="2.496cm" style:rel-column-width="141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606*"/>
    </style:style>
    <style:style style:name="Table2.C" style:family="table-column">
      <style:table-column-properties style:column-width="3.041cm" style:rel-column-width="1724*"/>
    </style:style>
    <style:style style:name="Table2.D" style:family="table-column">
      <style:table-column-properties style:column-width="2.626cm" style:rel-column-width="1489*"/>
    </style:style>
    <style:style style:name="Table2.F" style:family="table-column">
      <style:table-column-properties style:column-width="2.835cm" style:rel-column-width="1607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84cm" style:rel-column-width="1238*"/>
    </style:style>
    <style:style style:name="Table3.B" style:family="table-column">
      <style:table-column-properties style:column-width="4.013cm" style:rel-column-width="2275*"/>
    </style:style>
    <style:style style:name="Table3.C" style:family="table-column">
      <style:table-column-properties style:column-width="5.689cm" style:rel-column-width="3225*"/>
    </style:style>
    <style:style style:name="Table3.D" style:family="table-column">
      <style:table-column-properties style:column-width="5.115cm" style:rel-column-width="2900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293cm" style:rel-column-width="1300*"/>
    </style:style>
    <style:style style:name="Table4.B" style:family="table-column">
      <style:table-column-properties style:column-width="1.628cm" style:rel-column-width="923*"/>
    </style:style>
    <style:style style:name="Table4.C" style:family="table-column">
      <style:table-column-properties style:column-width="3.069cm" style:rel-column-width="1740*"/>
    </style:style>
    <style:style style:name="Table4.D" style:family="table-column">
      <style:table-column-properties style:column-width="2.006cm" style:rel-column-width="1137*"/>
    </style:style>
    <style:style style:name="Table4.E" style:family="table-column">
      <style:table-column-properties style:column-width="3.792cm" style:rel-column-width="2150*"/>
    </style:style>
    <style:style style:name="Table4.F" style:family="table-column">
      <style:table-column-properties style:column-width="2.096cm" style:rel-column-width="1188*"/>
    </style:style>
    <style:style style:name="Table4.G" style:family="table-column">
      <style:table-column-properties style:column-width="2.117cm" style:rel-column-width="1200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00524e" officeooo:paragraph-rsid="0000524e"/>
    </style:style>
    <style:style style:name="P2" style:family="paragraph" style:parent-style-name="Heading_20_1">
      <style:text-properties officeooo:rsid="0001871a" officeooo:paragraph-rsid="0001871a"/>
    </style:style>
    <style:style style:name="P3" style:family="paragraph" style:parent-style-name="Heading_20_2">
      <style:text-properties officeooo:paragraph-rsid="0000524e"/>
    </style:style>
    <style:style style:name="P4" style:family="paragraph" style:parent-style-name="Heading_20_2">
      <style:text-properties officeooo:rsid="0000524e" officeooo:paragraph-rsid="0000524e"/>
    </style:style>
    <style:style style:name="P5" style:family="paragraph" style:parent-style-name="Heading_20_2">
      <style:text-properties officeooo:rsid="0001871a" officeooo:paragraph-rsid="0001871a"/>
    </style:style>
    <style:style style:name="P6" style:family="paragraph" style:parent-style-name="Preformatted_20_Text">
      <style:text-properties fo:font-size="6pt" style:font-size-asian="6pt" style:font-size-complex="6pt"/>
    </style:style>
    <style:style style:name="P7" style:family="paragraph" style:parent-style-name="Standard">
      <style:text-properties officeooo:paragraph-rsid="0000524e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_20_Contents">
      <style:text-properties officeooo:rsid="0000524e" officeooo:paragraph-rsid="0000524e"/>
    </style:style>
    <style:style style:name="P10" style:family="paragraph" style:parent-style-name="Table_20_Contents">
      <style:text-properties officeooo:paragraph-rsid="0000524e"/>
    </style:style>
    <style:style style:name="P11" style:family="paragraph" style:parent-style-name="Table_20_Contents">
      <style:text-properties fo:font-weight="bold" officeooo:rsid="0000524e" officeooo:paragraph-rsid="0000524e" style:font-weight-asian="bold" style:font-weight-complex="bold"/>
    </style:style>
    <style:style style:name="P12" style:family="paragraph" style:parent-style-name="Text_20_body">
      <style:text-properties officeooo:rsid="0000524e" officeooo:paragraph-rsid="0000524e"/>
    </style:style>
    <style:style style:name="P13" style:family="paragraph" style:parent-style-name="Text_20_body" style:list-style-name="L1">
      <style:text-properties officeooo:rsid="0000524e" officeooo:paragraph-rsid="0000524e"/>
    </style:style>
    <style:style style:name="P14" style:family="paragraph" style:parent-style-name="Text_20_body" style:list-style-name="L2">
      <style:text-properties officeooo:rsid="0000524e" officeooo:paragraph-rsid="0000524e"/>
    </style:style>
    <style:style style:name="P15" style:family="paragraph" style:parent-style-name="Text_20_body" style:list-style-name="L3">
      <style:text-properties officeooo:rsid="0000524e" officeooo:paragraph-rsid="0000524e"/>
    </style:style>
    <style:style style:name="P16" style:family="paragraph" style:parent-style-name="Text_20_body" style:list-style-name="L5">
      <style:text-properties officeooo:rsid="0000524e" officeooo:paragraph-rsid="0000524e"/>
    </style:style>
    <style:style style:name="P17" style:family="paragraph" style:parent-style-name="Text_20_body" style:list-style-name="L6">
      <style:text-properties officeooo:rsid="0000524e" officeooo:paragraph-rsid="0000524e"/>
    </style:style>
    <style:style style:name="P18" style:family="paragraph" style:parent-style-name="Text_20_body">
      <style:text-properties officeooo:rsid="0000524e" officeooo:paragraph-rsid="0001871a"/>
    </style:style>
    <style:style style:name="P19" style:family="paragraph" style:parent-style-name="Text_20_body">
      <style:text-properties fo:color="#ff0000" loext:opacity="100%" officeooo:rsid="0000524e" officeooo:paragraph-rsid="0000524e"/>
    </style:style>
    <style:style style:name="P20" style:family="paragraph" style:parent-style-name="Text_20_body">
      <style:text-properties fo:color="#000000" loext:opacity="100%" fo:font-weight="bold" officeooo:rsid="0000524e" officeooo:paragraph-rsid="0000524e" style:font-weight-asian="bold" style:font-weight-complex="bold"/>
    </style:style>
    <style:style style:name="P21" style:family="paragraph" style:parent-style-name="Text_20_body" style:list-style-name="L2">
      <style:text-properties officeooo:paragraph-rsid="0000524e"/>
    </style:style>
    <style:style style:name="P22" style:family="paragraph" style:parent-style-name="Text_20_body" style:list-style-name="L3">
      <style:text-properties officeooo:paragraph-rsid="0000524e"/>
    </style:style>
    <style:style style:name="P23" style:family="paragraph" style:parent-style-name="Text_20_body" style:list-style-name="L6">
      <style:text-properties officeooo:paragraph-rsid="0000524e"/>
    </style:style>
    <style:style style:name="P24" style:family="paragraph" style:parent-style-name="Text_20_body">
      <style:text-properties officeooo:rsid="0001871a" officeooo:paragraph-rsid="0001871a"/>
    </style:style>
    <style:style style:name="P25" style:family="paragraph" style:parent-style-name="Text_20_body" style:list-style-name="L5">
      <style:text-properties officeooo:rsid="0001871a" officeooo:paragraph-rsid="0001871a"/>
    </style:style>
    <style:style style:name="P26" style:family="paragraph" style:parent-style-name="Text_20_body" style:list-style-name="L7">
      <style:text-properties officeooo:paragraph-rsid="0001871a"/>
    </style:style>
    <style:style style:name="P27" style:family="paragraph" style:parent-style-name="Title">
      <style:text-properties officeooo:rsid="0000524e" officeooo:paragraph-rsid="0000524e"/>
    </style:style>
    <style:style style:name="T1" style:family="text">
      <style:text-properties officeooo:rsid="0000524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erif1"/>
    </style:style>
    <style:style style:name="T5" style:family="text">
      <style:text-properties style:text-position="0% 100%" style:font-name="Liberation Serif1" officeooo:rsid="0000524e"/>
    </style:style>
    <style:style style:name="T6" style:family="text">
      <style:text-properties style:text-position="0% 100%" style:font-name="Liberation Serif1" officeooo:rsid="0001871a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00524e"/>
    </style:style>
    <style:style style:name="T9" style:family="text">
      <style:text-properties fo:color="#c9211e" loext:opacity="100%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erif"/>
    </style:style>
    <style:style style:name="T14" style:family="text">
      <style:text-properties style:text-position="sub 58%" style:font-name="Liberation Serif1"/>
    </style:style>
    <style:style style:name="T15" style:family="text">
      <style:text-properties style:text-position="sub 58%" style:font-name="Liberation Serif1" officeooo:rsid="0000524e"/>
    </style:style>
    <style:style style:name="T16" style:family="text">
      <style:text-properties style:text-position="sub 58%" style:font-name="Liberation Serif1" officeooo:rsid="0001871a"/>
    </style:style>
    <style:style style:name="T17" style:family="text">
      <style:text-properties style:text-position="sub 58%" style:font-name="Liberation Serif"/>
    </style:style>
    <style:style style:name="T18" style:family="text">
      <style:text-properties officeooo:rsid="0001871a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sperimento IA Cintura</text:p>
      <text:p text:style-name="P24">Il driver è stato leggermente adattato per effettuare meno calcoli inutili allo scopo della racconta dei file csv.</text:p>
      <text:h text:style-name="P1" text:outline-level="1">Formato dei dati, nei file csv raccolti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table:number-columns-spanned="6" office:value-type="string">
            <text:p text:style-name="P9">aggr_xx-xx-xx.cs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PC timestamp</text:p>
          </table:table-cell>
          <table:table-cell table:style-name="Table1.A2" office:value-type="string">
            <text:p text:style-name="P9">Belt timestamp</text:p>
          </table:table-cell>
          <table:table-cell table:style-name="Table1.A2" office:value-type="string">
            <text:p text:style-name="P9">heartrate</text:p>
          </table:table-cell>
          <table:table-cell table:style-name="Table1.A2" office:value-type="string">
            <text:p text:style-name="P9">breathrate</text:p>
          </table:table-cell>
          <table:table-cell table:style-name="Table1.A2" office:value-type="string">
            <text:p text:style-name="P9">moving</text:p>
          </table:table-cell>
          <table:table-cell table:style-name="Table1.F2" office:value-type="string">
            <text:p text:style-name="P9">presence</text:p>
          </table:table-cell>
        </table:table-row>
        <table:table-row>
          <table:table-cell table:style-name="Table1.A2" office:value-type="string">
            <text:p text:style-name="P9">Numero di secondi epoch unix, risoluzione al 10<text:span text:style-name="T2">-7 </text:span><text:span text:style-name="T3">secondi</text:span></text:p>
          </table:table-cell>
          <table:table-cell table:style-name="Table1.A2" office:value-type="string">
            <text:p text:style-name="P9">Numero di secondi a partire da epoch unix, ma calcolato a partire dal valore restituito dalla cintura (API),</text:p>
            <text:p text:style-name="P9">risoluzione al secondo</text:p>
          </table:table-cell>
          <table:table-cell table:style-name="Table1.A2" office:value-type="string">
            <text:p text:style-name="P9">quando è 0, il pacchetto ricevuto aveva altri scopi informativi (per esempio presence)</text:p>
          </table:table-cell>
          <table:table-cell table:style-name="Table1.A2" office:value-type="string">
            <text:p text:style-name="P9">si comporta come heartrate</text:p>
          </table:table-cell>
          <table:table-cell table:style-name="Table1.A2" office:value-type="string">
            <text:p text:style-name="P9">1=è stato rilevato movimento</text:p>
          </table:table-cell>
          <table:table-cell table:style-name="Table1.F2" office:value-type="string">
            <text:p text:style-name="P9">1=il paziente si trova sulla cintura</text:p>
          </table:table-cell>
        </table:table-row>
      </table:table>
      <text:p text:style-name="P12">I pacchetti sono ricevuti con una cadenza che di solito è 4 secondi, ma in generale va considerata aleatoria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/>
        <table:table-column table:style-name="Table2.F"/>
        <table:table-row>
          <table:table-cell table:style-name="Table2.A1" table:number-columns-spanned="6" office:value-type="string">
            <text:p text:style-name="P9">raw_xx-xx-xx.csv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9">PC timestamp</text:p>
          </table:table-cell>
          <table:table-cell table:style-name="Table2.A2" office:value-type="string">
            <text:p text:style-name="P9">bcg value</text:p>
          </table:table-cell>
          <table:table-cell table:style-name="Table2.A2" office:value-type="string">
            <text:p text:style-name="P9">heartrate</text:p>
          </table:table-cell>
          <table:table-cell table:style-name="Table2.A2" office:value-type="string">
            <text:p text:style-name="P9">breathrate</text:p>
          </table:table-cell>
          <table:table-cell table:style-name="Table2.A2" office:value-type="string">
            <text:p text:style-name="P9">moving</text:p>
          </table:table-cell>
          <table:table-cell table:style-name="Table2.F2" office:value-type="string">
            <text:p text:style-name="P9">presence</text:p>
          </table:table-cell>
        </table:table-row>
        <table:table-row>
          <table:table-cell table:style-name="Table2.A2" office:value-type="string">
            <text:p text:style-name="P9">Numero di secondi epoch unix, risoluzione al 10<text:span text:style-name="T2">-7 </text:span><text:span text:style-name="T3">secondi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9">ultimo valore ricevuto, se è 0 allora non è stato ricevuto un heartrate valido da 7 secondi</text:p>
          </table:table-cell>
          <table:table-cell table:style-name="Table2.A2" office:value-type="string">
            <text:p text:style-name="P9">si comporta come heartrate</text:p>
          </table:table-cell>
          <table:table-cell table:style-name="Table2.A2" office:value-type="string">
            <text:p text:style-name="P9">ultimo valore ricevuto. Si assume che sia sempre disponibile il valore più aggiornato</text:p>
          </table:table-cell>
          <table:table-cell table:style-name="Table2.F2" office:value-type="string">
            <text:p text:style-name="P9">si comporta come moving</text:p>
          </table:table-cell>
        </table:table-row>
      </table:table>
      <text:p text:style-name="P19"/>
      <text:p text:style-name="P20">A causa del fatto che i valori bcg vengono trasmessi a pacchetti di 9, raggruppamenti di 9 righe condividono lo stesso timestamp e di conseguenza i valori di heartrate, breathrate, moving e presence.</text:p>
      <text:h text:style-name="P1" text:outline-level="1">Congettura sui pacchetti raw ed elaborazione dei timestamp</text:h>
      <text:p text:style-name="P12">A giudicare dai sample output ottenuto durante la scrittura del driver, si ipotizzano le seguenti:</text:p>
      <text:list xml:id="list1830812221" text:style-name="L1">
        <text:list-item>
          <text:p text:style-name="P13"><draw:frame draw:style-name="fr1" draw:name="Frame1" text:anchor-type="paragraph" svg:width="17.307cm" draw:z-index="0"><draw:text-box fo:min-height="0cm"><text:p text:style-name="P6">2023-02-13 15:59:42.259748 | (1110, 1112, 1111, 1103, 1104, 1095, 1102, 1098, 1094) ; ritardo col precedente: 0:00:00.239578</text:p><text:p text:style-name="P6">2023-02-13 15:59:42.379857 | (1089, 1094, 1088, 1080, 1089, 1091, 1088, 1096, 1096) ; ritardo col precedente: 0:00:00.120109</text:p><text:p text:style-name="P6">2023-02-13 15:59:42.619897 | (1086, 1091, 1096, 1089, 1088, 1081, 1093, 1088, 1089) ; ritardo col precedente: 0:00:00.240040</text:p><text:p text:style-name="P6">2023-02-13 15:59:42.739814 | (1084, 1088, 1096, 1084, 1087, 1093, 1086, 1089, 1088) ; ritardo col precedente: 0:00:00.119917</text:p><text:p text:style-name="P6">2023-02-13 15:59:42.980119 | (1088, 1098, 1093, 1091, 1094, 1088, 1083, 1085, 1079) ; ritardo col precedente: 0:00:00.240305</text:p><text:p text:style-name="P6">2023-02-13 15:59:43.099888 | (1081, 1090, 1088, 1086, 1089, 1090, 1096, 1086, 1084) ; ritardo col precedente: 0:00:00.119769</text:p><text:p text:style-name="P6">2023-02-13 15:59:43.340171 | (1083, 1088, 1089, 1081, 1083, 1083, 1086, 1078, 1088) ; ritardo col precedente: 0:00:00.240283</text:p><text:p text:style-name="P6">2023-02-13 15:59:43.460143 | (1081, 1088, 1103, 1101, 1096, 1093, 1093, 1090, 1092) ; ritardo col precedente: 0:00:00.119972</text:p><text:p text:style-name="P6">2023-02-13 15:59:43.699925 | (1092, 1081, 1100, 1095, 1087, 1087, 1091, 1092, 1094) ; ritardo col precedente: 0:00:00.239782</text:p><text:p text:style-name="P6">2023-02-13 15:59:43.819796 | (1091, 1088, 1090, 1091, 1094, 1097, 1091, 1091, 1091) ; ritardo col precedente: 0:00:00.119871</text:p><text:p text:style-name="Text">Text <text:sequence text:ref-name="refText0" text:name="Text" text:formula="ooow:Text+1" style:num-format="1">1</text:sequence>: Sample output</text:p></draw:text-box></draw:frame><text:soft-page-break/>Il ritardo rispetto al pacchetto precedente è sempre 120ms o 240ms in maniera alternata</text:p>
        </text:list-item>
        <text:list-item>
          <text:p text:style-name="P13">Si conclude che 18 valori (9+9) sono ottenuti ogni 360ms (120+240 ms)</text:p>
        </text:list-item>
        <text:list-item>
          <text:p text:style-name="P13">Ciò corrisponde ad una frequenza di 50Hz</text:p>
        </text:list-item>
        <text:list-item>
          <text:p text:style-name="P13">Si suppone che l'alternanza dei valori dipenda da un comportamento come segue:</text:p>
          <text:list>
            <text:list-item>
              <text:p text:style-name="P13">In t0 non ci sono valori di bcg</text:p>
            </text:list-item>
            <text:list-item>
              <text:p text:style-name="P13">la cintura misura 6 valori in 120 ms : t0+120ms</text:p>
            </text:list-item>
            <text:list-item>
              <text:p text:style-name="P13">la cintura pone 6 valori in un vettore vuoto: non trasmette</text:p>
            </text:list-item>
            <text:list-item>
              <text:p text:style-name="P13">la cintura misura 6 valori in 120 ms : t0+240ms</text:p>
            </text:list-item>
            <text:list-item>
              <text:p text:style-name="P13">la cintura pone 3 valori nel precedente vettore, saturandolo</text:p>
            </text:list-item>
            <text:list-item>
              <text:p text:style-name="P13">la cintura trasmette il vettore saturo in <text:span text:style-name="T11">t0+240ms = t1</text:span></text:p>
            </text:list-item>
            <text:list-item>
              <text:p text:style-name="P13">la cintura pone i restanti 3 valori in un vettore vuoto</text:p>
            </text:list-item>
            <text:list-item>
              <text:p text:style-name="P13">la cintura misura 6 valori in 120 ms : t0+360ms </text:p>
            </text:list-item>
            <text:list-item>
              <text:p text:style-name="P13">la cintura pone 6 valori nel precedente vettore, saturandolo</text:p>
            </text:list-item>
            <text:list-item>
              <text:p text:style-name="P13">la cintura trasmette il vettore saturo in <text:span text:style-name="T11">t1+120ms</text:span></text:p>
            </text:list-item>
          </text:list>
        </text:list-item>
        <text:list-item>
          <text:p text:style-name="P13">In conseguenza di questa supposizione, si conclude (con l'accordo delle misurazioni effettuate) che in maniera consistente si debba osservare quanto segue:</text:p>
          <text:list>
            <text:list-item>
              <text:p text:style-name="P13">t0 è sconosciuto</text:p>
            </text:list-item>
            <text:list-item>
              <text:p text:style-name="P13">In t1 si ottiene un pacchetto bcg, si potrà associare un timestamp a t1</text:p>
            </text:list-item>
            <text:list-item>
              <text:p text:style-name="P13">In t2 si ottiene un pacchetto bcg, si potrà associare un timestamp a t2</text:p>
            </text:list-item>
            <text:list-item>
              <text:p text:style-name="P13">t2-t1=120ms</text:p>
            </text:list-item>
            <text:list-item>
              <text:p text:style-name="P13">t0 dovrà essere uguale a t1-240ms</text:p>
            </text:list-item>
          </text:list>
        </text:list-item>
        <text:list-item>
          <text:p text:style-name="P13">Il t0 delle misurazioni potrebbe essere:</text:p>
          <text:list>
            <text:list-item>
              <text:p text:style-name="P13">sia un istante prima della quale la cintura non era predisposta all'invio dei dati</text:p>
            </text:list-item>
            <text:list-item>
              <text:p text:style-name="P13">sia un istante prima della quale un pacchetto esisteva ma non è stato trasmesso, ricevuto o salvato dal client</text:p>
            </text:list-item>
          </text:list>
        </text:list-item>
        <text:list-item>
          <text:p text:style-name="P13">In entrambi i casi, si vuole associare a t0+20ms <text:s/>(20=120/6) il primo valore bcg presente nel pacchetto ricevuto in t1, perché:</text:p>
          <text:list>
            <text:list-item>
              <text:p text:style-name="P13"><text:soft-page-break/>se prima di t0 la cintura era spenta, in t0 comincia a misurare e in t0+20ms ha prodotto un primo valore per la sestina (se le API sono giuste, questa misurazione è in realtà una media su 4 valori misurati ad una frequenza di 200Hz).</text:p>
            </text:list-item>
            <text:list-item>
              <text:p text:style-name="P13">se prima di t0 la cintura stava trasmettendo, in t0 ha saturato un vettore e l'ha trasmesso, e si assume altresì che l'ultimo valore bcg di tale vettore sarà stato misurato in t0, ovvero si stanno <text:span text:style-name="T11">trascurando i ritardi di elaborazione e trasmissione</text:span><text:span text:style-name="T9">.</text:span><text:span text:style-name="T10"> In t0+20ms si starà misurando il primo valore della sestina t1.</text:span></text:p>
            </text:list-item>
          </text:list>
        </text:list-item>
      </text:list>
      <text:h text:style-name="P3" text:outline-level="2" text:is-list-header="true"/>
      <text:h text:style-name="P3" text:outline-level="2"><text:span text:style-name="T1">R</text:span>icapitolando:</text:h>
      <text:p text:style-name="P8">Table <text:sequence text:ref-name="refTable0" text:name="Table" text:formula="ooow:Table+1" style:num-format="1">1</text:sequence>: Congettura di temporizzazion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t0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Table_20_Contents"/>
          </table:table-cell>
          <table:table-cell table:style-name="Table3.D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20ms</text:p>
          </table:table-cell>
          <table:table-cell table:style-name="Table3.A2" office:value-type="string">
            <text:p text:style-name="P9">misura un valore bcg</text:p>
            <text:p text:style-name="P9">1° nella sestina n.1,</text:p>
            <text:p text:style-name="P9">1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40ms</text:p>
          </table:table-cell>
          <table:table-cell table:style-name="Table3.A2" office:value-type="string">
            <text:p text:style-name="P9">misura un valore bcg</text:p>
            <text:p text:style-name="P9">2° nella sestina n.1,</text:p>
            <text:p text:style-name="P9">2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60ms</text:p>
          </table:table-cell>
          <table:table-cell table:style-name="Table3.A2" office:value-type="string">
            <text:p text:style-name="P9">misura un valore bcg</text:p>
            <text:p text:style-name="P9">3° nella sestina n.1,</text:p>
            <text:p text:style-name="P9">3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80ms</text:p>
          </table:table-cell>
          <table:table-cell table:style-name="Table3.A2" office:value-type="string">
            <text:p text:style-name="P9">misura un valore bcg</text:p>
            <text:p text:style-name="P9">4° nella sestina n.1,</text:p>
            <text:p text:style-name="P9">4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100ms</text:p>
          </table:table-cell>
          <table:table-cell table:style-name="Table3.A2" office:value-type="string">
            <text:p text:style-name="P9">misura un valore bcg</text:p>
            <text:p text:style-name="P9">5° nella sestina n.1,</text:p>
            <text:p text:style-name="P9">5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120ms</text:p>
          </table:table-cell>
          <table:table-cell table:style-name="Table3.A2" office:value-type="string">
            <text:p text:style-name="P9">misura un valore bcg</text:p>
            <text:p text:style-name="P9">6° nella sestina n.1,</text:p>
            <text:p text:style-name="P9">6° nel pacchetto n.1</text:p>
          </table:table-cell>
          <table:table-cell table:style-name="Table3.A2" office:value-type="string">
            <text:p text:style-name="P9">sestina completata, inserita nel pacchetto 1</text:p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9">t0+140ms</text:p>
          </table:table-cell>
          <table:table-cell table:style-name="Table3.A2" office:value-type="string">
            <text:p text:style-name="P9">misura un valore bcg</text:p>
            <text:p text:style-name="P9">1° nella sestina n.2,</text:p>
            <text:p text:style-name="P9">7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160ms</text:p>
          </table:table-cell>
          <table:table-cell table:style-name="Table3.A2" office:value-type="string">
            <text:p text:style-name="P9">misura un valore bcg</text:p>
            <text:p text:style-name="P9">2° nella sestina n.2,</text:p>
            <text:p text:style-name="P9">8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180ms</text:p>
          </table:table-cell>
          <table:table-cell table:style-name="Table3.A2" office:value-type="string">
            <text:p text:style-name="P9">misura un valore bcg</text:p>
            <text:p text:style-name="P9">3° nella sestina n.2,</text:p>
            <text:p text:style-name="P9">9° nel pacchetto n.1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200ms</text:p>
          </table:table-cell>
          <table:table-cell table:style-name="Table3.A2" office:value-type="string">
            <text:p text:style-name="P9">misura un valore bcg</text:p>
            <text:p text:style-name="P9">4° nella sestina n.2,</text:p>
            <text:p text:style-name="P9">1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9">t0+220ms</text:p>
          </table:table-cell>
          <table:table-cell table:style-name="Table3.A2" office:value-type="string">
            <text:p text:style-name="P9">misura un valore bcg</text:p>
            <text:p text:style-name="P9">5° nella sestina n.2,</text:p>
            <text:p text:style-name="P9">2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0+<text:span text:style-name="T12">240ms</text:span></text:p>
          </table:table-cell>
          <table:table-cell table:style-name="Table3.A2" office:value-type="string">
            <text:p text:style-name="P9">misura un valore bcg</text:p>
            <text:p text:style-name="P9">6° nella sestina n.2,</text:p>
            <text:p text:style-name="P9">3° nel pacchetto n.2</text:p>
          </table:table-cell>
          <table:table-cell table:style-name="Table3.A2" office:value-type="string">
            <text:p text:style-name="P9">sestina completata;</text:p>
            <text:p text:style-name="P9">solo ora si completa il pacchetto n.1 e lo si trasmette</text:p>
          </table:table-cell>
          <table:table-cell table:style-name="Table3.D2" office:value-type="string">
            <text:p text:style-name="P9">si ottengono 9 valori, si misura t1, ma il primo valore risale a t0+20ms</text:p>
          </table:table-cell>
        </table:table-row>
        <table:table-row>
          <table:table-cell table:style-name="Table3.A2" office:value-type="string">
            <text:p text:style-name="P9">t1+20ms</text:p>
          </table:table-cell>
          <table:table-cell table:style-name="Table3.A2" office:value-type="string">
            <text:p text:style-name="P9">misura un valore bcg</text:p>
            <text:p text:style-name="P9">1° nella sestina n.3,</text:p>
            <text:p text:style-name="P9">4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1+40ms</text:p>
          </table:table-cell>
          <table:table-cell table:style-name="Table3.A2" office:value-type="string">
            <text:p text:style-name="P9">misura un valore bcg</text:p>
            <text:p text:style-name="P9">2° nella sestina n.3,</text:p>
            <text:p text:style-name="P9">5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1+60ms</text:p>
          </table:table-cell>
          <table:table-cell table:style-name="Table3.A2" office:value-type="string">
            <text:p text:style-name="P9">misura un valore bcg</text:p>
            <text:p text:style-name="P9">3° nella sestina n.3,</text:p>
            <text:p text:style-name="P9">6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1+80ms</text:p>
          </table:table-cell>
          <table:table-cell table:style-name="Table3.A2" office:value-type="string">
            <text:p text:style-name="P9">misura un valore bcg</text:p>
            <text:p text:style-name="P9">4° nella sestina n.3,</text:p>
            <text:p text:style-name="P9">7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1+100ms</text:p>
          </table:table-cell>
          <table:table-cell table:style-name="Table3.A2" office:value-type="string">
            <text:p text:style-name="P9">misura un valore bcg</text:p>
            <text:p text:style-name="P9">5° nella sestina n.3</text:p>
            <text:p text:style-name="P9">8° nel pacchetto n.2</text:p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9">t1+<text:span text:style-name="T12">120ms</text:span>,</text:p>
            <text:p text:style-name="P9">t0+360ms</text:p>
          </table:table-cell>
          <table:table-cell table:style-name="Table3.A2" office:value-type="string">
            <text:p text:style-name="P9">misura un valore bcg</text:p>
            <text:p text:style-name="P9">6° nella sestina n.3</text:p>
            <text:p text:style-name="P9">9° nel pacchetto n.2</text:p>
          </table:table-cell>
          <table:table-cell table:style-name="Table3.A2" office:value-type="string">
            <text:p text:style-name="P9">sestina completata; si completa il pacchetto 2 e lo si trasmette</text:p>
          </table:table-cell>
          <table:table-cell table:style-name="Table3.D2" office:value-type="string">
            <text:p text:style-name="P9">si ottengono 9 valori, si misura t2, ma il primo valore risale a t0+200ms</text:p>
          </table:table-cell>
        </table:table-row>
      </table:table>
      <text:p text:style-name="P12">t2 può essere visto come il t0 di una nuova coppia di trasmissioni con ritardi 240+120 ms</text:p>
      <text:h text:style-name="P4" text:outline-level="2">Elaborazione in raw_analyze.py</text:h>
      <text:list text:style-name="L2">
        <text:list-item>
          <text:p text:style-name="P14"><text:span text:style-name="T13">Δ</text:span><text:span text:style-name="T14">1</text:span><text:span text:style-name="T4"> = t</text:span><text:span text:style-name="T14">2</text:span><text:span text:style-name="T4">-t</text:span><text:span text:style-name="T14">1</text:span><text:span text:style-name="T4"> idealmente sarà 120ms</text:span></text:p>
        </text:list-item>
        <text:list-item>
          <text:p text:style-name="P14"><text:span text:style-name="T4">t</text:span><text:span text:style-name="T14">0</text:span><text:span text:style-name="T4"> = </text:span></text:p>
          <text:list>
            <text:list-item>
              <text:p text:style-name="P21"><text:span text:style-name="T5">t</text:span><text:span text:style-name="T15">1</text:span><text:span text:style-name="T5"> - 240 (se </text:span><text:span text:style-name="T8">Δ</text:span><text:span text:style-name="T15">1</text:span><text:span text:style-name="T5"> = 120ms)</text:span></text:p>
            </text:list-item>
          </text:list>
        </text:list-item>
      </text:list>
      <text:list text:style-name="L3">
        <text:list-item>
          <text:list>
            <text:list-item>
              <text:p text:style-name="P22"><text:span text:style-name="T5">t</text:span><text:span text:style-name="T15">1</text:span><text:span text:style-name="T5"> - 120 (se </text:span><text:span text:style-name="T8">Δ</text:span><text:span text:style-name="T15">1</text:span><text:span text:style-name="T5"> = 240ms)</text:span></text:p>
            </text:list-item>
          </text:list>
        </text:list-item>
        <text:list-item>
          <text:p text:style-name="P15"><text:span text:style-name="T7">Δ</text:span><text:span text:style-name="T14">n-1</text:span><text:span text:style-name="T4"> = t</text:span><text:span text:style-name="T14">n</text:span><text:span text:style-name="T4">-t</text:span><text:span text:style-name="T14">n-1 </text:span><text:span text:style-name="T4">idealmente sarà 120ms</text:span></text:p>
        </text:list-item>
        <text:list-item>
          <text:p text:style-name="P15"><text:span text:style-name="T4">Per effettuare misure accurate di periodo si vogliono avere un numero intero di coppie di pacchetti, o di terne di sestine, quindi se i due delta sono diversi si elimina l'ultima sequenza di 9 elementi</text:span></text:p>
        </text:list-item>
        <text:list-item>
          <text:p text:style-name="P15"><text:span text:style-name="T4">T =</text:span><text:span text:style-name="T6">(</text:span><text:span text:style-name="T4"> t</text:span><text:span text:style-name="T14">n</text:span><text:span text:style-name="T4"> - t</text:span><text:span text:style-name="T14">0 </text:span><text:span text:style-name="T6">)/</text:span><text:span text:style-name="T4"> # campioni </text:span><text:span text:style-name="T7">~ 20ms = 1/50Hz</text:span></text:p>
        </text:list-item>
        <text:list-item>
          <text:p text:style-name="P15"><text:span text:style-name="T7">Si crea una nuova colonna con nuovi timestamp simulati che partono da t</text:span><text:span text:style-name="T17">0</text:span><text:span text:style-name="T7">+20ms con incrementi da 20ms, e l'ultimo timestamp è appunto t</text:span><text:span text:style-name="T17">n</text:span></text:p>
        </text:list-item>
        <text:list-item>
          <text:p text:style-name="P15"><text:span text:style-name="T7">Si salva un nuovo file in newraw_xx-xx-xx.csv</text:span></text:p>
        </text:list-item>
      </text:list>
      <text:p text:style-name="P12"><text:span text:style-name="T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ext:soft-page-break/>
        <table:table-row>
          <table:table-cell table:style-name="Table4.A1" table:number-columns-spanned="7" office:value-type="string">
            <text:p text:style-name="P9">newraw_xx-xx-xx.csv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9">PC timestamp</text:p>
          </table:table-cell>
          <table:table-cell table:style-name="Table4.A2" office:value-type="string">
            <text:p text:style-name="P9">bcg value</text:p>
          </table:table-cell>
          <table:table-cell table:style-name="Table4.A2" office:value-type="string">
            <text:p text:style-name="P9">heartrate</text:p>
          </table:table-cell>
          <table:table-cell table:style-name="Table4.A2" office:value-type="string">
            <text:p text:style-name="P9">breathrate</text:p>
          </table:table-cell>
          <table:table-cell table:style-name="Table4.A2" office:value-type="string">
            <text:p text:style-name="P9">moving</text:p>
          </table:table-cell>
          <table:table-cell table:style-name="Table4.A2" office:value-type="string">
            <text:p text:style-name="P9">presence</text:p>
          </table:table-cell>
          <table:table-cell table:style-name="Table4.G2" office:value-type="string">
            <text:p text:style-name="P11">simulated timestamp</text:p>
          </table:table-cell>
        </table:table-row>
        <table:table-row>
          <table:table-cell table:style-name="Table4.A2" office:value-type="string">
            <text:p text:style-name="P9">Numero di secondi epoch unix, risoluzione al 10<text:span text:style-name="T2">-7 </text:span><text:span text:style-name="T3">secondi</text:span>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9">ultimo valore ricevuto, se è 0 allora non è stato ricevuto un heartrate valido da 7 secondi</text:p>
          </table:table-cell>
          <table:table-cell table:style-name="Table4.A2" office:value-type="string">
            <text:p text:style-name="P9">si comporta come heartrate</text:p>
          </table:table-cell>
          <table:table-cell table:style-name="Table4.A2" office:value-type="string">
            <text:p text:style-name="P9">ultimo valore ricevuto. Si assume che sia sempre disponibile il valore più aggiornato</text:p>
          </table:table-cell>
          <table:table-cell table:style-name="Table4.A2" office:value-type="string">
            <text:p text:style-name="P9">si comporta come moving</text:p>
          </table:table-cell>
          <table:table-cell table:style-name="Table4.G2" office:value-type="string">
            <text:p text:style-name="P9"/>
          </table:table-cell>
        </table:table-row>
      </table:table>
      <text:p text:style-name="P7"/>
      <text:h text:style-name="P1" text:outline-level="1">Preparazione input e output per la rete neurale, in train.py</text:h>
      <text:p text:style-name="P12">Ipotesi: </text:p>
      <text:list text:style-name="L6">
        <text:list-item>
          <text:p text:style-name="P23"><text:span text:style-name="T1">si hanno coppie di csv che hanno il formato sopra descritto e i loro timestamp sono relativi alla stessa sessione di osservazione</text:span></text:p>
        </text:list-item>
        <text:list-item>
          <text:p text:style-name="P17">per il training si vuole una collezione di input e di output tali che:</text:p>
          <text:list>
            <text:list-item>
              <text:p text:style-name="P17">ogni input è una collezione di 400 valori raw</text:p>
            </text:list-item>
            <text:list-item>
              <text:p text:style-name="P17">ogni output è il dato aggregato che la rete neurale deve essere in grado di calcolare a partire dai 400 valori raw associati ad esso</text:p>
            </text:list-item>
          </text:list>
        </text:list-item>
      </text:list>
      <text:p text:style-name="P12">Algoritmo:</text:p>
      <text:list text:style-name="L5">
        <text:list-item>
          <text:p text:style-name="P16">Per ogni riga dei dati aggregati, che non sia nulla,</text:p>
          <text:list>
            <text:list-item>
              <text:p text:style-name="P16">si salva il timestamp</text:p>
            </text:list-item>
            <text:list-item>
              <text:p text:style-name="P16">si cerca nel vettore dei dati raw il timestamp simulato direttamente più grande</text:p>
            </text:list-item>
            <text:list-item>
              <text:p text:style-name="P16">i precedenti 400 valori raw sono un input per la rete neurale</text:p>
            </text:list-item>
            <text:list-item>
              <text:p text:style-name="P16">il valore aggregato della riga è l'output associato ai 400 valori raw</text:p>
            </text:list-item>
          </text:list>
        </text:list-item>
        <text:list-item>
          <text:p text:style-name="P25">si crea ed addestra una rete deeper_fcn dal progetto di Ciardiello; Pröll et al . </text:p>
        </text:list-item>
      </text:list>
      <text:p text:style-name="P18">Conseguenza:</text:p>
      <text:list text:style-name="L7">
        <text:list-item>
          <text:p text:style-name="P26"><text:span text:style-name="T1">per quei valori aggregati che vengono ricevuti con meno di 8 secondi di ritardo, c'è una certa sovrapposizione degli input</text:span><text:span text:style-name="T18"> (la parte finale della precedente con la parte più antica del seguente)</text:span></text:p>
        </text:list-item>
      </text:list>
      <text:h text:style-name="P2" text:outline-level="1">Risultato osservato:</text:h>
      <text:h text:style-name="P5" text:outline-level="2">raw_analyze.py</text:h>
      <text:p text:style-name="Preformatted_20_Text">[giulio@IBloodyMkIII-5100]--[06:11:13]--|~/Projects/cintura</text:p>
      <text:p text:style-name="Preformatted_20_Text">$ : python3 raw_analyze.py </text:p>
      <text:p text:style-name="Preformatted_20_Text">data imported of shape (1113480, 6)</text:p>
      <text:p text:style-name="Preformatted_20_Text">found delta1 0.11999940872192383</text:p>
      <text:p text:style-name="Preformatted_20_Text"><text:soft-page-break/>ideal start, that is to say first delta is 120ms, and t0 = t1-240ms : True</text:p>
      <text:p text:style-name="Preformatted_20_Text">found deltan 0.11999678611755371</text:p>
      <text:p text:style-name="Preformatted_20_Text">periodo: 0.019989249509234887 , frequenza: 50.02689068131384</text:p>
      <text:p text:style-name="Preformatted_20_Text"/>
      <text:p text:style-name="Preformatted_20_Text">generating a new attribute, a per-sample simulated timestamp assuming a period of 0.019989249509234887</text:p>
      <text:p text:style-name="Preformatted_20_Text">(1113480,) 1679719947.937439 1679719947.9574282 1679719947.9774175 ... 1679742205.5070148 1679742205.527004 1679742205.5469933</text:p>
      <text:p text:style-name="Preformatted_20_Text">new data shape (1113480, 6)</text:p>
      <text:p text:style-name="Preformatted_20_Text">first tuple: from <text:s/>[1.67971995e+09 1.11000000e+03 0.00000000e+00 0.00000000e+00</text:p>
      <text:p text:style-name="Preformatted_20_Text"><text:s/>0.00000000e+00 0.00000000e+00] , to <text:s/>[1.67971995e+09 1.11000000e+03 0.00000000e+00 0.00000000e+00</text:p>
      <text:p text:style-name="Preformatted_20_Text"><text:s/>0.00000000e+00 0.00000000e+00 1.67971995e+09]</text:p>
      <text:p text:style-name="Preformatted_20_Text">second last tuple: from <text:s/>[1.67974221e+09 1.10000000e+03 8.00000000e+01 2.10000000e+01</text:p>
      <text:p text:style-name="Preformatted_20_Text"><text:s/>0.00000000e+00 1.00000000e+00] , to <text:s/>[1.67974221e+09 1.10000000e+03 8.00000000e+01 2.10000000e+01</text:p>
      <text:p text:style-name="Preformatted_20_Text"><text:s/>0.00000000e+00 1.00000000e+00 1.67974221e+09]</text:p>
      <text:p text:style-name="Preformatted_20_Text">last tuple: from <text:s/>[1.67974221e+09 1.10500000e+03 8.00000000e+01 2.10000000e+01</text:p>
      <text:p text:style-name="Preformatted_20_Text"><text:s/>0.00000000e+00 1.00000000e+00] , to <text:s/>[1.67974221e+09 1.10500000e+03 8.00000000e+01 2.10000000e+01</text:p>
      <text:p text:style-name="Preformatted_20_Text"><text:s/>0.00000000e+00 1.00000000e+00 1.67974221e+09]</text:p>
      <text:p text:style-name="Preformatted_20_Text"/>
      <text:p text:style-name="Preformatted_20_Text">verify precision on last timestamp (they should match in precision and value):</text:p>
      <text:p text:style-name="Preformatted_20_Text">Initial csv: 1679742205.5469933 , final csv 1679742205.5469933</text:p>
      <text:p text:style-name="Preformatted_20_Text">saving file newraw_24-03-23.csv</text:p>
      <text:p text:style-name="Preformatted_20_Text"/>
      <text:h text:style-name="P5" text:outline-level="2">train.py</text:h>
      <text:p text:style-name="Preformatted_20_Text">analizing aggr_24-03-23.csv and newraw_24-03-23.csv (they should have matching generation time)</text:p>
      <text:p text:style-name="Preformatted_20_Text">added 5146 output/input values</text:p>
      <text:p text:style-name="Preformatted_20_Text">analizing aggr_26-03-23.csv and newraw_26-03-23.csv (they should have matching generation time)</text:p>
      <text:p text:style-name="Preformatted_20_Text">added 7126 output/input values</text:p>
      <text:p text:style-name="Preformatted_20_Text">total data shapes: <text:s/>(12272, 400, 1) (12272,)</text:p>
      <text:p text:style-name="Preformatted_20_Text">Epoch 1/250</text:p>
      <text:p text:style-name="Preformatted_20_Text">384/384 - 5s - loss: 97.6677 - mae: 7.2278 - mape: 10.5855 - 5s/epoch - 13ms/step</text:p>
      <text:p text:style-name="Preformatted_20_Text">Epoch 2/250</text:p>
      <text:p text:style-name="Preformatted_20_Text">384/384 - 2s - loss: 57.1812 - mae: 6.1297 - mape: 8.9855 - 2s/epoch - 6ms/step</text:p>
      <text:p text:style-name="Preformatted_20_Text">...</text:p>
      <text:p text:style-name="Preformatted_20_Text">...</text:p>
      <text:p text:style-name="Preformatted_20_Text">Epoch 249/250</text:p>
      <text:p text:style-name="Preformatted_20_Text">384/384 - 2s - loss: 8.7259 - mae: 2.2695 - mape: 3.3360 - 2s/epoch - 6ms/step</text:p>
      <text:p text:style-name="Preformatted_20_Text">Epoch 250/250</text:p>
      <text:p text:style-name="Preformatted_20_Text">384/384 - 2s - loss: 8.1686 - mae: 2.1972 - mape: 3.2304 - 2s/epoch - 6ms/step</text:p>
      <text:p text:style-name="Preformatted_20_Text"/>
      <text:h text:style-name="P5" text:outline-level="2">test_model.py</text:h>
      <text:p text:style-name="Preformatted_20_Text">data shapes: <text:s/>(5146, 400, 1) (5146,)</text:p>
      <text:p text:style-name="Preformatted_20_Text">161/161 [==============================] - 0s 2ms/step</text:p>
      <text:p text:style-name="Preformatted_20_Text">IA says 67.71948 , belt says <text:s/>67.0</text:p>
      <text:p text:style-name="Preformatted_20_Text">IA says 62.17382 , belt says <text:s/>66.0</text:p>
      <text:p text:style-name="Preformatted_20_Text">IA says 59.313526 , belt says <text:s/>74.0</text:p>
      <text:p text:style-name="Preformatted_20_Text">IA says 64.49386 , belt says <text:s/>79.0</text:p>
      <text:p text:style-name="Preformatted_20_Text">IA says 65.0218 , belt says <text:s/>83.0</text:p>
      <text:p text:style-name="Preformatted_20_Text">IA says 64.089264 , belt says <text:s/>86.0</text:p>
      <text:p text:style-name="Preformatted_20_Text">IA says 62.49126 , belt says <text:s/>87.0</text:p>
      <text:p text:style-name="Preformatted_20_Text">IA says 63.737705 , belt says <text:s/>88.0</text:p>
      <text:p text:style-name="Preformatted_20_Text">IA says 62.73452 , belt says <text:s/>87.0</text:p>
      <text:p text:style-name="Preformatted_20_Text">IA says 61.591 , belt says <text:s/>86.0</text:p>
      <text:p text:style-name="Preformatted_20_Text"><text:soft-page-break/>IA says 67.41165 , belt says <text:s/>85.0</text:p>
      <text:p text:style-name="Preformatted_20_Text">IA says 67.797226 , belt says <text:s/>82.0</text:p>
      <text:p text:style-name="Preformatted_20_Text">IA says 64.06354 , belt says <text:s/>79.0</text:p>
      <text:p text:style-name="Preformatted_20_Text">IA says 64.48726 , belt says <text:s/>78.0</text:p>
      <text:p text:style-name="Preformatted_20_Text">IA says 63.173386 , belt says <text:s/>76.0</text:p>
      <text:p text:style-name="Preformatted_20_Text">IA says 62.138042 , belt says <text:s/>75.0</text:p>
      <text:p text:style-name="Preformatted_20_Text">IA says 63.449974 , belt says <text:s/>75.0</text:p>
      <text:p text:style-name="Preformatted_20_Text">IA says 69.99594 , belt says <text:s/>74.0</text:p>
      <text:p text:style-name="Preformatted_20_Text">IA says 63.375946 , belt says <text:s/>72.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PAGothic" svg:font-family="IPAGothic" style:font-family-generic="modern" style:font-pitch="fixed"/>
    <style:font-face style:name="IPAGothic1" svg:font-family="IPAGothic" style:font-family-generic="system" style:font-pitch="variable"/>
    <style:font-face style:name="IPAMincho" svg:font-family="IPAMinch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IPAMincho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IPAMincho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IPAGothic1" style:font-family-asian="IPAGothic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IPAGothic" style:font-family-asian="IPA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onimo Di Casapesenna</meta:initial-creator>
    <meta:creation-date>2023-03-26T18:39:48.076095855</meta:creation-date>
    <dc:date>2023-03-26T20:44:33.321340998</dc:date>
    <dc:creator>Anonimo Di Casapesenna</dc:creator>
    <meta:editing-duration>PT2H4M46S</meta:editing-duration>
    <meta:editing-cycles>2</meta:editing-cycles>
    <meta:generator>LibreOffice/7.4.5.1$Linux_X86_64 LibreOffice_project/40$Build-1</meta:generator>
    <meta:document-statistic meta:table-count="4" meta:image-count="0" meta:object-count="0" meta:page-count="7" meta:paragraph-count="253" meta:word-count="1869" meta:character-count="11363" meta:non-whitespace-character-count="9756"/>
  </office:meta>
</office:document-meta>
</file>